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9b01" officeooo:paragraph-rsid="00189b01"/>
    </style:style>
    <style:style style:name="P2" style:family="paragraph" style:parent-style-name="Standard">
      <style:paragraph-properties fo:text-align="start" style:justify-single-word="false"/>
      <style:text-properties officeooo:rsid="00189b01" officeooo:paragraph-rsid="00189b01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officeooo:rsid="00189b01" officeooo:paragraph-rsid="00189b01" style:font-size-asian="12pt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officeooo:rsid="00189b01" officeooo:paragraph-rsid="00189b01"/>
    </style:style>
    <style:style style:name="T1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2" style:family="text">
      <style:text-properties fo:font-variant="normal" fo:text-transform="none" style:font-name="Roboto" fo:font-size="8.39999961853027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Roboto" fo:font-size="8.39999961853027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 fo:font-weight="bold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blar con usuarios y validar</text:p>
      <text:p text:style-name="P3"/>
      <text:p text:style-name="P7"><text:span text:style-name="Strong_20_Emphasis"><text:span text:style-name="T5">El contexto actual de las ideas:</text:span></text:span></text:p>
      <text:p text:style-name="P5">Como emprendedores lo mejor que podemos hacer es pasar a la acción, todos nos hacemos preguntas si funcionará o no nuestra idea pero la única forma de saberlo es validando nuestras hipótesis.</text:p>
      <text:p text:style-name="P5">Actualmente tenemos más incertidumbre que antiguamente, entre más innovadora es tu idea de negocio más incertidumbre tendrás.</text:p>
      <text:p text:style-name="P5">Cómo emprendedores estamos constantemente tomando decisiones y estas traen riesgo</text:p>
      <text:p text:style-name="P5">Tenemos dos tipos de decisiones:</text:p>
      <text:list xml:id="list3071702995" text:style-name="L1">
        <text:list-item>
          <text:p text:style-name="P6">1 Decisiones fáciles (Puedes regresar a la situación anterior)</text:p>
        </text:list-item>
        <text:list-item>
          <text:p text:style-name="P6">2 Decisiones difíciles (Son irreversibles o tienen mucho riesgo)</text:p>
        </text:list-item>
      </text:list>
      <text:p text:style-name="P5">Decisiones = Riesgos<text:line-break/>Cuando más irreversible es la decisión más riesgo tomamos</text:p>
      <text:p text:style-name="P5">Antes de tomar una decisión irreversible analiza y válida antes de tomarla pero igual ten en cuenta la parálisis de de análisis que a veces ocasiona pensar mucho en algo.</text:p>
      <text:p text:style-name="P5">Valida con tus clientes todo lo que puedas antes de avanzar, al inicio de tu proyecto esto será más fácil.</text:p>
      <text:p text:style-name="P5">Desarrolla la gráfica de contexto, si tu idea está en la casilla uno (Arriba y a la derecha) significa que tu idea estará lidiando con mucha incertidumbre y necesitas mucha validación</text:p>
      <text:p text:style-name="P5">Si tu idea cae en las otras esto será menor</text:p>
      <text:p text:style-name="P5">![](</text:p>
      <text:p text:style-name="P4"><draw:frame draw:style-name="fr1" draw:name="Imagen1" text:anchor-type="as-char" svg:y="-2.402cm" svg:width="9.578cm" svg:height="5.542cm" draw:z-index="0"><draw:image xlink:href="https://static.platzi.com/media/user_upload/recursos-momtest_1-el-contexto_8db4aceb-a082-48e3-b495-1a979f7d838e-2307ff96-22dd-415b-bce9-4823d41a8933.jpg" xlink:type="simple" xlink:show="embed" xlink:actuate="onLoad" draw:mime-type="image/jpeg"/><svg:title>recursos-momtest_1-el-contexto_8db4aceb-a082-48e3-b495-1a979f7d838e.jpg</svg:title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21:27:19.910000000</meta:creation-date>
    <dc:date>2022-01-17T21:29:10.693000000</dc:date>
    <meta:editing-duration>PT1M52S</meta:editing-duration>
    <meta:editing-cycles>1</meta:editing-cycles>
    <meta:document-statistic meta:table-count="0" meta:image-count="1" meta:object-count="0" meta:page-count="1" meta:paragraph-count="15" meta:word-count="199" meta:character-count="1202" meta:non-whitespace-character-count="1019"/>
    <meta:generator>LibreOffice/7.2.2.2$Windows_X86_64 LibreOffice_project/02b2acce88a210515b4a5bb2e46cbfb63fe97d56</meta:generator>
  </office:meta>
</office:document-meta>
</file>